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6">
      <style:text-properties fo:color="#000000" loext:opacity="100%" style:font-name="Arial" fo:font-size="28pt" style:font-size-asian="28pt" style:font-size-complex="28pt"/>
    </style:style>
    <style:style style:name="P2" style:family="paragraph" style:parent-style-name="Text_20_body">
      <style:text-properties fo:color="#000000" loext:opacity="100%" style:font-name="Arial" fo:font-size="20pt" officeooo:paragraph-rsid="000e6f9f"/>
    </style:style>
    <style:style style:name="P3" style:family="paragraph" style:parent-style-name="Heading_20_6">
      <style:paragraph-properties fo:margin-left="0cm" fo:margin-right="0cm" style:line-height-at-least="0.741cm" fo:orphans="2" fo:widows="2" fo:text-indent="0cm" style:auto-text-indent="false"/>
      <style:text-properties fo:font-variant="normal" fo:text-transform="none" fo:color="#000000" loext:opacity="100%" style:font-name="Arial" fo:font-size="24pt" fo:letter-spacing="normal" fo:font-style="normal" fo:font-weight="bold" officeooo:paragraph-rsid="000e6f9f" style:font-size-asian="24pt" style:font-weight-asian="bold" style:font-size-complex="24pt" style:font-weight-complex="bold"/>
    </style:style>
    <style:style style:name="P4" style:family="paragraph" style:parent-style-name="Heading_20_6">
      <style:paragraph-properties fo:margin-left="0cm" fo:margin-right="0cm" style:line-height-at-least="0.741cm" fo:orphans="2" fo:widows="2" fo:text-indent="0cm" style:auto-text-indent="false"/>
      <style:text-properties style:font-name="Arial" officeooo:paragraph-rsid="000e6f9f"/>
    </style:style>
    <style:style style:name="P5" style:family="paragraph" style:parent-style-name="Text_20_body">
      <style:paragraph-properties fo:margin-left="0cm" fo:margin-right="0cm" style:line-height-at-least="0.741cm" fo:orphans="2" fo:widows="2" fo:text-indent="0cm" style:auto-text-indent="false"/>
      <style:text-properties fo:font-variant="normal" fo:text-transform="none" fo:color="#000000" loext:opacity="100%" style:font-name="Arial" fo:font-size="20pt" fo:letter-spacing="normal" fo:font-style="normal" fo:font-weight="normal" officeooo:rsid="000fe0d3" officeooo:paragraph-rsid="000e6f9f" style:font-size-asian="20pt" style:font-size-complex="20pt"/>
    </style:style>
    <style:style style:name="P6" style:family="paragraph" style:parent-style-name="Heading_20_6">
      <style:paragraph-properties fo:margin-left="0cm" fo:margin-right="0cm" style:line-height-at-least="0.741cm" fo:orphans="2" fo:widows="2" fo:text-indent="0cm" style:auto-text-indent="false"/>
      <style:text-properties fo:font-variant="normal" fo:text-transform="none" fo:color="#000000" loext:opacity="100%" style:font-name="Arial" fo:font-size="20pt" fo:letter-spacing="normal" fo:font-style="normal" fo:font-weight="normal" officeooo:paragraph-rsid="000e6f9f" style:font-size-asian="20pt" style:font-size-complex="20pt"/>
    </style:style>
    <style:style style:name="P7" style:family="paragraph" style:parent-style-name="Standard">
      <style:paragraph-properties fo:margin-left="0cm" fo:margin-right="0cm" style:line-height-at-least="0.741cm" fo:orphans="2" fo:widows="2" fo:text-indent="0cm" style:auto-text-indent="false"/>
      <style:text-properties fo:font-variant="normal" fo:text-transform="none" fo:color="#000000" loext:opacity="100%" style:font-name="Arial" fo:font-size="13.5pt" fo:letter-spacing="normal" fo:font-style="normal" fo:font-weight="normal"/>
    </style:style>
    <style:style style:name="P8" style:family="paragraph" style:parent-style-name="Text_20_body">
      <style:text-properties fo:color="#000000" loext:opacity="100%" style:font-name="Arial" fo:font-size="24pt" fo:font-weight="bold" officeooo:rsid="0010f3fe" officeooo:paragraph-rsid="0010f3fe" style:font-size-asian="24pt" style:font-weight-asian="bold" style:font-size-complex="24pt" style:font-weight-complex="bold"/>
    </style:style>
    <style:style style:name="P9" style:family="paragraph" style:parent-style-name="Text_20_body">
      <style:text-properties fo:color="#000000" loext:opacity="100%" style:font-name="Arial" fo:font-size="20pt" officeooo:rsid="0010f3fe" officeooo:paragraph-rsid="0010f3fe" style:font-size-asian="20pt" style:font-size-complex="20pt"/>
    </style:style>
    <style:style style:name="P10" style:family="paragraph" style:parent-style-name="Text_20_body">
      <style:text-properties fo:color="#000000" loext:opacity="100%" style:font-name="Arial" fo:font-size="20pt" officeooo:rsid="000e6f9f" officeooo:paragraph-rsid="000e6f9f" style:font-size-asian="20pt" style:font-size-complex="20pt"/>
    </style:style>
    <style:style style:name="P11" style:family="paragraph" style:parent-style-name="Text_20_body">
      <style:text-properties fo:color="#000000" loext:opacity="100%" style:font-name="Arial" fo:font-size="20pt" officeooo:paragraph-rsid="000e6f9f" style:font-size-asian="20pt" style:font-size-complex="20pt"/>
    </style:style>
    <style:style style:name="P12" style:family="paragraph" style:parent-style-name="Heading_20_6">
      <style:paragraph-properties fo:text-align="start" style:justify-single-word="false"/>
      <style:text-properties fo:color="#000000" loext:opacity="100%" style:font-name="Arial" fo:font-size="28pt" style:font-size-asian="28pt" style:font-size-complex="28pt"/>
    </style:style>
    <style:style style:name="P13" style:family="paragraph" style:parent-style-name="Text_20_body">
      <style:text-properties fo:color="#000000" loext:opacity="100%" style:font-name="Arial" fo:font-size="24pt" officeooo:rsid="000e6f9f" officeooo:paragraph-rsid="000e6f9f" style:font-size-asian="24pt" style:font-size-complex="24pt"/>
    </style:style>
    <style:style style:name="P14" style:family="paragraph" style:parent-style-name="Text_20_body">
      <style:text-properties fo:font-variant="normal" fo:text-transform="none" fo:color="#000000" loext:opacity="100%" style:font-name="Arial" fo:font-size="18pt" fo:letter-spacing="normal" fo:font-style="normal" fo:font-weight="normal" officeooo:paragraph-rsid="000e6f9f" style:font-weight-asian="normal" style:font-weight-complex="normal" loext:padding="0cm" loext:border="none"/>
    </style:style>
    <style:style style:name="P15" style:family="paragraph" style:parent-style-name="Text_20_body">
      <style:paragraph-properties fo:margin-left="0cm" fo:margin-right="0cm" style:line-height-at-least="0.741cm" fo:orphans="2" fo:widows="2" fo:text-indent="0cm" style:auto-text-indent="false"/>
      <style:text-properties fo:font-variant="normal" fo:text-transform="none" fo:color="#000000" loext:opacity="100%" style:font-name="Arial" fo:font-size="20pt" fo:letter-spacing="normal" fo:font-style="normal" fo:font-weight="normal" officeooo:paragraph-rsid="000e6f9f" style:font-size-asian="20pt" style:font-size-complex="20pt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style:font-name="Arial" fo:font-size="20pt" style:font-size-asian="20pt" style:font-size-complex="20pt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font-name="Arial" fo:font-size="24pt" style:font-size-asian="24pt" style:font-size-complex="24pt"/>
    </style:style>
    <style:style style:name="P18" style:family="paragraph" style:parent-style-name="Text_20_body">
      <style:text-properties fo:color="#000000" loext:opacity="100%" style:font-name="Arial" officeooo:paragraph-rsid="000e6f9f"/>
    </style:style>
    <style:style style:name="P19" style:family="paragraph" style:parent-style-name="Heading_20_6">
      <style:paragraph-properties fo:text-align="start" style:justify-single-word="false"/>
      <style:text-properties fo:color="#000000" loext:opacity="100%" style:font-name="Arial" fo:font-size="24pt" style:font-size-asian="24pt" style:font-size-complex="24pt"/>
    </style:style>
    <style:style style:name="P20" style:family="paragraph" style:parent-style-name="Text_20_body">
      <style:paragraph-properties fo:margin-left="0cm" fo:margin-right="0cm" style:line-height-at-least="0.741cm" fo:orphans="2" fo:widows="2" fo:text-indent="0cm" style:auto-text-indent="false"/>
      <style:text-properties style:font-name="Arial" fo:font-size="20pt" fo:font-weight="normal" officeooo:paragraph-rsid="000e6f9f" style:font-size-asian="20pt" style:font-weight-asian="normal" style:font-size-complex="20pt" style:font-weight-complex="normal"/>
    </style:style>
    <style:style style:name="P21" style:family="paragraph" style:parent-style-name="Text_20_body">
      <style:text-properties officeooo:paragraph-rsid="000e6f9f"/>
    </style:style>
    <style:style style:name="P22" style:family="paragraph" style:parent-style-name="Text_20_body">
      <style:text-properties fo:color="#000000" loext:opacity="100%" style:font-name="Arial" fo:font-size="20pt" fo:font-weight="normal" officeooo:rsid="0010f3fe" officeooo:paragraph-rsid="0010f3fe" style:font-size-asian="20pt" style:font-weight-asian="normal" style:font-size-complex="20pt" style:font-weight-complex="normal"/>
    </style:style>
    <style:style style:name="T1" style:family="text">
      <style:text-properties fo:font-size="24pt" fo:font-weight="bold" officeooo:rsid="000e6f9f" style:font-size-asian="24pt" style:font-weight-asian="bold" style:font-size-complex="24pt" style:font-weight-complex="bold"/>
    </style:style>
    <style:style style:name="T2" style:family="text">
      <style:text-properties fo:font-size="24pt" officeooo:rsid="000e6f9f" style:font-size-asian="24pt" style:font-size-complex="24pt"/>
    </style:style>
    <style:style style:name="T3" style:family="text">
      <style:text-properties officeooo:rsid="000e6f9f" style:font-size-asian="20pt" style:font-size-complex="20pt"/>
    </style:style>
    <style:style style:name="T4" style:family="text">
      <style:text-properties fo:font-variant="normal" fo:text-transform="none" fo:letter-spacing="normal" fo:font-style="normal" fo:font-weight="normal" style:font-size-asian="20pt" style:font-weight-asian="normal" style:font-size-complex="20pt" style:font-weight-complex="normal" loext:padding="0cm" loext:border="none"/>
    </style:style>
    <style:style style:name="T5" style:family="text">
      <style:text-properties fo:font-variant="normal" fo:text-transform="none" fo:color="#000000" loext:opacity="100%" fo:font-size="22pt" fo:letter-spacing="normal" fo:font-style="normal" fo:font-weight="normal" officeooo:rsid="000fe0d3" style:font-size-asian="22pt" style:font-size-complex="22pt"/>
    </style:style>
    <style:style style:name="T6" style:family="text">
      <style:text-properties fo:font-variant="normal" fo:text-transform="none" fo:color="#000000" loext:opacity="100%" fo:font-size="22pt" fo:letter-spacing="normal" fo:font-style="normal" fo:font-weight="normal" style:font-size-asian="22pt" style:font-size-complex="22pt"/>
    </style:style>
    <style:style style:name="T7" style:family="text">
      <style:text-properties fo:font-variant="normal" fo:text-transform="none" fo:color="#000000" loext:opacity="100%" fo:font-size="20pt" fo:letter-spacing="normal" fo:font-style="normal" fo:font-weight="normal" style:font-size-asian="20pt" style:font-size-complex="20pt"/>
    </style:style>
    <style:style style:name="T8" style:family="text">
      <style:text-properties fo:font-variant="normal" fo:text-transform="none" fo:color="#000000" loext:opacity="100%" fo:font-size="20pt" fo:letter-spacing="normal" fo:font-style="normal" fo:font-weight="normal" officeooo:rsid="000fe0d3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officeooo:rsid="000fe0d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f3fe"/>
    </style:style>
    <style:style style:name="T13" style:family="text">
      <style:text-properties fo:font-variant="normal" fo:text-transform="none" fo:font-size="20pt" fo:letter-spacing="normal" fo:font-style="normal" fo:font-weight="normal" style:font-size-asian="20pt" style:font-weight-asian="normal" style:font-size-complex="20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2pt" officeooo:rsid="000fe0d3" style:font-size-asian="22pt" style:font-size-complex="22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variant="normal" fo:text-transform="none" fo:color="#000000" loext:opacity="100%" fo:font-size="20pt" fo:letter-spacing="normal" fo:font-style="normal" fo:font-weight="normal" officeooo:rsid="0010f3fe" style:font-size-asian="20pt" style:font-size-complex="20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officeooo:rsid="0011f5a0"/>
    </style:style>
    <style:style style:name="T21" style:family="text">
      <style:text-properties fo:color="#000000" loext:opacity="100%" style:font-name="Arial" fo:font-size="24pt" fo:font-weight="bold" officeooo:rsid="000e6f9f" style:font-size-asian="24pt" style:font-weight-asian="bold" style:font-size-complex="24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20pt" fo:letter-spacing="normal" fo:font-style="normal" style:text-underline-style="none" fo:font-weight="normal" style:text-blinking="false" style:font-size-asian="20pt" style:font-size-complex="20pt"/>
    </style:style>
    <style:style style:name="T23" style:family="text">
      <style:text-properties fo:color="#000000" loext:opacity="100%" style:font-name="Arial"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6"><text:bookmark text:name="yui_3_18_1_1_1760457829612_63"/>Software bajo licencia GPL</text:h>
      <text:p text:style-name="P2"><text:span text:style-name="T1">Creador</text:span><text:span text:style-name="T2">:</text:span><text:span text:style-name="T3"> </text:span><text:span text:style-name="T4">Richard Stallman.</text:span></text:p>
      <text:h text:style-name="P3" text:outline-level="6"><text:bookmark text:name="yui_3_18_1_1_1760457829612_69"/><text:bookmark text:name="yui_3_18_1_1_1760457829612_67"/><text:bookmark text:name="yui_3_18_1_1_1760457829612_68"/>características:</text:h>
      <text:h text:style-name="P4" text:outline-level="6"><text:span text:style-name="T5">R</text:span><text:span text:style-name="T6">estricciones:</text:span><text:span text:style-name="T7"> </text:span><text:span text:style-name="T8">Copyleft, distribución de codigo fuente y no puedes imponer restricciones adicionales.</text:span></text:h>
      <text:p text:style-name="P5"/>
      <text:h text:style-name="P6" text:outline-level="6"><text:span text:style-name="T9">Permisos:</text:span> <text:span text:style-name="T10">Usar, estudiar, modificar y compartir.</text:span></text:h>
      <text:p text:style-name="P7"/>
      <text:p text:style-name="P8">Ejemplos:</text:p>
      <text:p text:style-name="P9">Linux </text:p>
      <text:p text:style-name="P9">GIMP </text:p>
      <text:p text:style-name="P9">Blender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/text:p>
      <text:h text:style-name="P12" text:outline-level="6">Software bajo licencia BSD</text:h>
      <text:p text:style-name="P13"><text:span text:style-name="T11">Creador</text:span>:</text:p>
      <text:p text:style-name="P14">Computer Systems Research Group (CSRG) de </text:p>
      <text:p text:style-name="P14">Berkeley.</text:p>
      <text:h text:style-name="P3" text:outline-level="6"><text:bookmark text:name="yui_3_18_1_1_1760457829612_69 Copia 1"/><text:bookmark text:name="yui_3_18_1_1_1760457829612_68 Copia 1"/><text:bookmark text:name="yui_3_18_1_1_1760457829612_67 Copia 1"/>características:</text:h>
      <text:h text:style-name="P6" text:outline-level="6"><text:span text:style-name="T9">Restricciones:</text:span> <text:span text:style-name="T12">I</text:span><text:span text:style-name="T10">nclusión de aviso de copyright y licencia y no se permite el so del nombre de autor o contribuyentes para promover otros protuctos derivados .</text:span></text:h>
      <text:p text:style-name="P15"/>
      <text:h text:style-name="P6" text:outline-level="6"><text:span text:style-name="T9">Permisos:</text:span> <text:span text:style-name="T10">Usar, modificar, distribuir y vender.</text:span></text:h>
      <text:p text:style-name="P16"/>
      <text:p text:style-name="P8">Ejemplos:</text:p>
      <text:p text:style-name="P16">PostgreSQL </text:p>
      <text:p text:style-name="P16">SQLite </text:p>
      <text:p text:style-name="P16">NetBSD </text:p>
      <text:p text:style-name="P16"/>
      <text:p text:style-name="P17"/>
      <text:p text:style-name="P17"/>
      <text:p text:style-name="P17"/>
      <text:p text:style-name="P17"/>
      <text:h text:style-name="P12" text:outline-level="6"><text:soft-page-break/>Software bajo licencia MPL</text:h>
      <text:p text:style-name="P18"><text:span text:style-name="T1">Creador</text:span><text:span text:style-name="T2">:</text:span><text:span text:style-name="T1"> </text:span><text:span text:style-name="T13">Fundación Mozilla</text:span><text:span text:style-name="T14"> </text:span></text:p>
      <text:h text:style-name="P3" text:outline-level="6"><text:bookmark text:name="yui_3_18_1_1_1760457829612_69 Copia 2"/><text:bookmark text:name="yui_3_18_1_1_1760457829612_68 Copia 2"/><text:bookmark text:name="yui_3_18_1_1_1760457829612_67 Copia 2"/>características:</text:h>
      <text:h text:style-name="P6" text:outline-level="6"><text:span text:style-name="T15">R</text:span><text:span text:style-name="T9">estricciones:</text:span> <text:span text:style-name="T12">C</text:span><text:span text:style-name="T10">opyleft débil, distribución de codigo fuente y aviso de licencia y copyright.</text:span></text:h>
      <text:p text:style-name="P15"/>
      <text:h text:style-name="P6" text:outline-level="6"><text:span text:style-name="T9">Permisos:</text:span> <text:span text:style-name="T10">Usar, distribuir, modificar y combinar.</text:span></text:h>
      <text:p text:style-name="P16"/>
      <text:p text:style-name="P8">Ejemplos:</text:p>
      <text:p text:style-name="P16">Mozilla Firefox </text:p>
      <text:p text:style-name="P16">Mozilla Thunderbird </text:p>
      <text:p text:style-name="P16">Bugzilla </text:p>
      <text:p text:style-name="P17"/>
      <text:p text:style-name="P17"/>
      <text:p text:style-name="P17"/>
      <text:p text:style-name="P17"/>
      <text:p text:style-name="P17"/>
      <text:p text:style-name="P17"/>
      <text:h text:style-name="P19" text:outline-level="6"/>
      <text:p text:style-name="P17"/>
      <text:p text:style-name="P17"/>
      <text:h text:style-name="P12" text:outline-level="6"><text:soft-page-break/>Software semilibre</text:h>
      <text:p text:style-name="P10"><text:span text:style-name="T16">Creador</text:span><text:span text:style-name="T16">:</text:span><text:span text:style-name="T17"> </text:span>Nadie</text:p>
      <text:h text:style-name="P3" text:outline-level="6"><text:bookmark text:name="yui_3_18_1_1_1760457829612_69 Copia 3"/><text:bookmark text:name="yui_3_18_1_1_1760457829612_68 Copia 3"/><text:bookmark text:name="yui_3_18_1_1_1760457829612_67 Copia 3"/>características:</text:h>
      <text:h text:style-name="P4" text:outline-level="6"><text:span text:style-name="T5">R</text:span><text:span text:style-name="T6">estricciones: </text:span><text:span text:style-name="T18">No se permite el uso comercial, no se permite la redistribucion libre, codigo fuente parcial o totalmente cerrado, limitacion de modificacion y </text:span><text:span text:style-name="T19">Restricciones en la interoperabilidad .</text:span></text:h>
      <text:p text:style-name="P20"/>
      <text:h text:style-name="P6" text:outline-level="6"><text:span text:style-name="T9">Permisos:</text:span> <text:span text:style-name="T10">Usar, distribucion de copias, acceso parcial al codigo fuente y modificación.</text:span></text:h>
      <text:p text:style-name="P16"/>
      <text:p text:style-name="P8">Ejemplos:</text:p>
      <text:p text:style-name="P16">WinRAR <text:span text:style-name="T20">(gratuito)</text:span></text:p>
      <text:p text:style-name="P16">Spotify </text:p>
      <text:p text:style-name="P16">Skype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2" text:outline-level="6"><text:soft-page-break/>Software privativo</text:h>
      <text:p text:style-name="P21"><text:span text:style-name="T21">Creador:</text:span><text:a xlink:type="simple" xlink:href="https://www.bing.com/ck/a?!&amp;&amp;p=2413f23203a3a494c3d76a71f4cce6bed2346f79134e84f54d90885effcc9685JmltdHM9MTc2MDQwMDAwMA&amp;ptn=3&amp;ver=2&amp;hsh=4&amp;fclid=3ddd2fa6-dc1d-6315-3ed5-3923ddbf62bf&amp;u=a1aHR0cHM6Ly9lcy53aWtpcGVkaWEub3JnL3dpa2kvU29mdHdhcmVfcHJvcGlldGFyaW8&amp;ntb=1" office:target-frame-name="_blank" xlink:show="new" text:style-name="Internet_20_link" text:visited-style-name="Visited_20_Internet_20_Link"><text:span text:style-name="T22">Bill Gates y Paul Allen</text:span></text:a><text:span text:style-name="T23"> </text:span></text:p>
      <text:h text:style-name="P3" text:outline-level="6"><text:bookmark text:name="yui_3_18_1_1_1760457829612_69 Copia 4"/><text:bookmark text:name="yui_3_18_1_1_1760457829612_68 Copia 4"/><text:bookmark text:name="yui_3_18_1_1_1760457829612_67 Copia 4"/>características:</text:h>
      <text:h text:style-name="P6" text:outline-level="6"><text:span text:style-name="T15">R</text:span><text:span text:style-name="T9">estricciones:</text:span><text:span text:style-name="T12">sin acceso al codigo fuente, pohibicion de modificar, restriccion en la redistribución, licencia limitada, proteccion contra ingenieria inversa, dependencia del fabricante y obligacion a aceptar los terminos, el eula.</text:span></text:h>
      <text:p text:style-name="P15"/>
      <text:h text:style-name="P6" text:outline-level="6"><text:span text:style-name="T9">Permisos:</text:span> <text:span text:style-name="T12">Usar, instalar y ejecutar ,actualizar y, en ocasiones, copiar.</text:span></text:h>
      <text:p text:style-name="P15"/>
      <text:p text:style-name="P8">Ejemplos:</text:p>
      <text:p text:style-name="P22">Adobe Photoshop </text:p>
      <text:p text:style-name="P22">Microsoft Office </text:p>
      <text:p text:style-name="P22">AutoCAD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8:04:48.618301000</meta:creation-date>
    <dc:date>2025-10-14T18:40:23.602115200</dc:date>
    <meta:editing-duration>PT3M43S</meta:editing-duration>
    <meta:editing-cycles>1</meta:editing-cycles>
    <meta:document-statistic meta:table-count="0" meta:image-count="0" meta:object-count="0" meta:page-count="5" meta:paragraph-count="47" meta:word-count="215" meta:character-count="1642" meta:non-whitespace-character-count="1457"/>
    <meta:generator>LibreOffice/25.2.5.2$Windows_X86_64 LibreOffice_project/03d19516eb2e1dd5d4ccd751a0d6f35f35e08022</meta:generator>
  </office:meta>
</office:document-meta>
</file>